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0.921cm" fo:min-width="3.452cm"/>
    </style:style>
    <style:style style:name="gr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0.165cm" fo:min-width="0cm"/>
    </style:style>
    <style:style style:name="gr6" style:family="graphic" style:parent-style-name="standard">
      <style:graphic-properties draw:stroke="none" svg:stroke-color="#000000" draw:fill="none" draw:fill-color="#ffffff" fo:min-height="1.3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57cm" fo:min-width="1.10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727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0.507cm" svg:y1="2.036cm" svg:x2="2.023cm" svg:y2="2.052cm">
          <text:p/>
        </draw:line>
        <draw:line draw:style-name="gr1" draw:text-style-name="P1" draw:layer="layout" svg:x1="20.362cm" svg:y1="15.207cm" svg:x2="2.023cm" svg:y2="15.238cm">
          <text:p/>
        </draw:line>
        <draw:line draw:style-name="gr1" draw:text-style-name="P1" draw:layer="layout" svg:x1="17.017cm" svg:y1="2.036cm" svg:x2="17.017cm" svg:y2="15.206cm">
          <text:p/>
        </draw:line>
        <draw:custom-shape draw:style-name="gr2" draw:text-style-name="P2" draw:layer="layout" svg:width="3.952cm" svg:height="1.171cm" draw:transform="rotate (-1.5707963267949) translate (17.596cm 6.56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3" draw:text-style-name="P3" draw:layer="layout" svg:x1="12.964cm" svg:y1="2.036cm" svg:x2="12.964cm" svg:y2="6.28cm">
          <text:p/>
        </draw:line>
        <draw:g>
          <draw:line draw:style-name="gr4" draw:text-style-name="P4" draw:layer="layout" svg:x1="11.5cm" svg:y1="8.013cm" svg:x2="14.45cm" svg:y2="8.013cm">
            <text:p/>
          </draw:line>
          <draw:line draw:style-name="gr4" draw:text-style-name="P4" draw:layer="layout" svg:x1="11.5cm" svg:y1="8.013cm" svg:x2="14.45cm" svg:y2="8.013cm">
            <text:p/>
          </draw:line>
          <draw:line draw:style-name="gr4" draw:text-style-name="P4" draw:layer="layout" svg:x1="11.5cm" svg:y1="9.33cm" svg:x2="14.45cm" svg:y2="9.33cm">
            <text:p/>
          </draw:line>
          <draw:line draw:style-name="gr4" draw:text-style-name="P4" draw:layer="layout" svg:x1="12.956cm" svg:y1="11.109cm" svg:x2="12.979cm" svg:y2="9.32cm">
            <text:p/>
          </draw:line>
          <draw:line draw:style-name="gr4" draw:text-style-name="P4" draw:layer="layout" svg:x1="12.956cm" svg:y1="8.038cm" svg:x2="12.979cm" svg:y2="6.249cm">
            <text:p/>
          </draw:line>
        </draw:g>
        <draw:line draw:style-name="gr3" draw:text-style-name="P3" draw:layer="layout" svg:x1="12.964cm" svg:y1="11.109cm" svg:x2="12.964cm" svg:y2="15.206cm">
          <text:p/>
        </draw:line>
        <draw:custom-shape draw:style-name="gr5" draw:text-style-name="P2" draw:layer="layout" svg:width="0.584cm" svg:height="0.585cm" svg:x="20.216cm" svg:y="1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84cm" svg:height="0.585cm" svg:x="20.216cm" svg:y="14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341cm" svg:height="1.63cm" svg:x="17.604cm" svg:y="7.869cm">
          <draw:text-box>
            <text:p>R<text:span text:style-name="T1">1</text:span></text:p>
          </draw:text-box>
        </draw:frame>
        <draw:frame draw:style-name="gr6" draw:text-style-name="P5" draw:layer="layout" svg:width="2.342cm" svg:height="1.63cm" svg:x="14.527cm" svg:y="7.869cm">
          <draw:text-box>
            <text:p><text:span text:style-name="T2">C</text:span><text:span text:style-name="T1">1</text:span></text:p>
          </draw:text-box>
        </draw:frame>
        <draw:custom-shape draw:style-name="gr7" draw:text-style-name="P6" draw:layer="layout" svg:width="2.27cm" svg:height="2.271cm" draw:transform="rotate (1.5707963267949) translate (5.529cm 3.17cm)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341cm" svg:height="1.63cm" svg:x="7.6cm" svg:y="1cm">
          <draw:text-box>
            <text:p>2V<text:span text:style-name="T1">on</text:span></text:p>
          </draw:text-box>
        </draw:frame>
        <draw:frame draw:style-name="gr8" draw:text-style-name="P5" draw:layer="layout" svg:width="1.6cm" svg:height="1.114cm" svg:x="20.9cm" svg:y="1.5cm">
          <draw:text-box>
            <text:p>+</text:p>
          </draw:text-box>
        </draw:frame>
        <draw:frame draw:style-name="gr8" draw:text-style-name="P5" draw:layer="layout" svg:width="1.6cm" svg:height="1.114cm" svg:x="20.9cm" svg:y="14.6cm">
          <draw:text-box>
            <text:p>-</text:p>
          </draw:text-box>
        </draw:frame>
        <draw:frame draw:style-name="gr9" draw:text-style-name="P5" draw:layer="layout" svg:width="3.2cm" svg:height="1.977cm" svg:x="19.7cm" svg:y="2.7cm">
          <draw:text-box>
            <text:p>V<text:span text:style-name="T1">envelope</text:span></text:p>
          </draw:text-box>
        </draw:frame>
        <draw:frame draw:style-name="gr9" draw:text-style-name="P5" draw:layer="layout" svg:width="3.2cm" svg:height="1.977cm" svg:x="25.4cm" svg:y="6.724cm">
          <draw:text-box>
            <text:p>V<text:span text:style-name="T1">envelope</text:span></text:p>
          </draw:text-box>
        </draw:frame>
        <draw:frame draw:style-name="gr9" draw:text-style-name="P5" draw:layer="layout" svg:width="3.2cm" svg:height="1.977cm" svg:x="9.9cm" svg:y="2.723cm">
          <draw:text-box>
            <text:p>V<text:span text:style-name="T1">in</text:span></text:p>
          </draw:text-box>
        </draw:frame>
        <draw:frame draw:style-name="gr8" draw:text-style-name="P5" draw:layer="layout" svg:width="1.6cm" svg:height="1.114cm" svg:x="11.5cm" svg:y="2cm">
          <draw:text-box>
            <text:p>+</text:p>
          </draw:text-box>
        </draw:frame>
        <draw:frame draw:style-name="gr8" draw:text-style-name="P5" draw:layer="layout" svg:width="1.6cm" svg:height="1.114cm" svg:x="11.7cm" svg:y="14.1cm">
          <draw:text-box>
            <text:p>-</text:p>
          </draw:text-box>
        </draw:frame>
        <draw:line draw:style-name="gr1" draw:text-style-name="P1" draw:layer="layout" svg:x1="2cm" svg:y1="15.2cm" svg:x2="2.023cm" svg:y2="2.052cm">
          <text:p/>
        </draw:line>
        <draw:custom-shape draw:style-name="gr7" draw:text-style-name="P6" draw:layer="layout" svg:width="2.27cm" svg:height="2.271cm" svg:x="0.929cm" svg:y="7.4cm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3.2cm" svg:height="1.977cm" svg:x="3.3cm" svg:y="8.123cm">
          <draw:text-box>
            <text:p text:style-name="P7"><text:span text:style-name="T3">|V</text:span><text:span text:style-name="T4">s</text:span><text:span text:style-name="T3">|</text:span></text:p>
          </draw:text-box>
        </draw:frame>
        <draw:custom-shape draw:style-name="gr5" draw:text-style-name="P2" draw:layer="layout" svg:width="0.584cm" svg:height="0.585cm" svg:x="1.717cm" svg:y="1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84cm" svg:height="0.585cm" svg:x="1.718cm" svg:y="14.9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3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5-08T20:40:54.868208068</dc:date>
    <meta:editing-duration>PT1H9M21S</meta:editing-duration>
    <meta:editing-cycles>13</meta:editing-cycles>
    <meta:generator>LibreOffice/6.4.6.2$Linux_X86_64 LibreOffice_project/40$Build-2</meta:generator>
    <meta:document-statistic meta:object-count="30"/>
  </office:meta>
</office:document-meta>
</file>